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cm" svg:stroke-color="#800000" draw:marker-start-width="0.5cm" draw:marker-end-width="0.5cm" draw:fill="solid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standard">
      <style:graphic-properties svg:stroke-width="0.2cm" draw:marker-start-width="0.5cm" draw:marker-end-width="0.5cm" draw:fill="solid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3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color="#cccccc" draw:fill="solid" draw:fill-color="#999999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2pt"/>
    </style:style>
    <style:style style:name="P3" style:family="paragraph">
      <style:text-properties fo:color="#000080" fo:font-size="22pt" style:font-size-asian="22pt" style:font-size-complex="22pt"/>
    </style:style>
    <style:style style:name="P4" style:family="paragraph">
      <style:text-properties fo:color="#800000" fo:font-size="22pt" style:font-size-asian="22pt" style:font-size-complex="22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color="#ffffff" fo:font-size="18pt" style:font-size-asian="18pt" style:font-size-complex="18pt"/>
    </style:style>
    <style:style style:name="T1" style:family="text">
      <style:text-properties fo:color="#000080" fo:font-size="22pt" style:font-size-asian="22pt" style:font-size-complex="22pt"/>
    </style:style>
    <style:style style:name="T2" style:family="text">
      <style:text-properties fo:color="#800000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5.15cm" svg:height="22.1cm" draw:transform="rotate (1.5707963267949) translate (0.95cm 10.45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.1cm" svg:height="9.9cm" draw:transform="rotate (1.5707963267949) translate (6.9cm 4.65cm)">
            <text:p text:style-name="P1">CV</text:p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2.3cm" svg:height="1.2cm" svg:x="10.4cm" svg:y="0.85cm">
            <draw:text-box>
              <text:p text:style-name="P2"><text:span text:style-name="T1">GPU</text:span></text:p>
            </draw:text-box>
          </draw:frame>
          <draw:frame draw:style-name="gr3" draw:text-style-name="P4" draw:layer="layout" svg:width="2.149cm" svg:height="1.2cm" svg:x="10.4cm" svg:y="5.75cm">
            <draw:text-box>
              <text:p text:style-name="P2"><text:span text:style-name="T2">CPU</text:span></text:p>
            </draw:text-box>
          </draw:frame>
          <draw:custom-shape draw:style-name="gr4" draw:text-style-name="P5" draw:layer="layout" svg:width="8.4cm" svg:height="2.9cm" draw:transform="rotate (0.767944870877505) translate (1.143cm 7.664cm)">
            <text:p text:style-name="P5">Copy-on</text:p>
            <draw:enhanced-geometry svg:viewBox="0 0 21600 21600" draw:text-areas="0 ?f0 ?f5 ?f2" draw:type="right-arrow" draw:modifiers="18301.2498512082 6535.640138408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5" draw:layer="layout" svg:width="15.7cm" svg:height="2.1cm" svg:x="4.3cm" svg:y="7.65cm">
            <text:p text:style-name="P5">Blocking</text:p>
            <draw:enhanced-geometry svg:viewBox="0 0 21600 21600" draw:text-areas="0 0 ?f0 21600" draw:type="right-arrow-callout" draw:modifiers="4677.59304183184 5400 20111.0940181054 8340.0109071078" draw:enhanced-path="M 0 0 L ?f0 0 ?f0 ?f3 ?f2 ?f3 ?f2 ?f1 21600 10800 ?f2 ?f4 ?f2 ?f5 ?f0 ?f5 ?f0 21600 0 2160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0" draw:handle-range-x-maximum="$2"/>
              <draw:handle draw:handle-position="$2 $3" draw:handle-range-x-minimum="$0" draw:handle-range-x-maximum="21600" draw:handle-range-y-minimum="$1" draw:handle-range-y-maximum="10800"/>
              <draw:handle draw:handle-position="right $1" draw:handle-range-y-minimum="0" draw:handle-range-y-maximum="$3"/>
            </draw:enhanced-geometry>
          </draw:custom-shape>
          <draw:custom-shape draw:style-name="gr4" draw:text-style-name="P5" draw:layer="layout" svg:width="8.4cm" svg:height="2.9cm" draw:transform="rotate (-0.802851455917392) translate (16.865cm 2.093cm)">
            <text:p text:style-name="P5">Copy-on</text:p>
            <draw:enhanced-geometry svg:viewBox="0 0 21600 21600" draw:text-areas="0 ?f0 ?f5 ?f2" draw:type="right-arrow" draw:modifiers="18301.2498512082 6535.640138408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6" draw:layer="layout" svg:width="6.2cm" svg:height="1.9cm" svg:x="9cm" svg:y="2.15cm">
            <text:p text:style-name="P6">Computation</text:p>
  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0" draw:handle-range-x-maximum="$2"/>
              <draw:handle draw:handle-position="$2 $3" draw:handle-range-x-minimum="$0" draw:handle-range-x-maximum="21600" draw:handle-range-y-minimum="$1" draw:handle-range-y-maximum="10800"/>
              <draw:handle draw:handle-position="right $1" draw:handle-range-y-minimum="0" draw:handle-range-y-maximum="$3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4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 Pattuzzi</meta:initial-creator>
    <meta:creation-date>2013-04-08T20:30:07</meta:creation-date>
    <dc:date>2013-05-10T20:48:06</dc:date>
    <dc:creator>Sam Pattuzzi</dc:creator>
    <meta:editing-duration>PT11M47S</meta:editing-duration>
    <meta:editing-cycles>7</meta:editing-cycles>
    <meta:generator>LibreOffice/4.0.2.2$Linux_X86_64 LibreOffice_project/400m0$Build-2</meta:generator>
    <meta:document-statistic meta:object-count="9"/>
  </office:meta>
</office:document-meta>
</file>